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235a" officeooo:paragraph-rsid="000a235a"/>
    </style:style>
    <style:style style:name="P2" style:family="paragraph" style:parent-style-name="Standard">
      <style:text-properties officeooo:rsid="000b8b9f" officeooo:paragraph-rsid="000b8b9f"/>
    </style:style>
    <style:style style:name="P3" style:family="paragraph" style:parent-style-name="Standard">
      <style:text-properties officeooo:rsid="000c5804" officeooo:paragraph-rsid="000c5804"/>
    </style:style>
    <style:style style:name="P4" style:family="paragraph" style:parent-style-name="Standard">
      <style:text-properties officeooo:rsid="000d8c68" officeooo:paragraph-rsid="000d8c68"/>
    </style:style>
    <style:style style:name="P5" style:family="paragraph" style:parent-style-name="Standard">
      <style:text-properties officeooo:rsid="000f5fc1" officeooo:paragraph-rsid="000f5fc1"/>
    </style:style>
    <style:style style:name="T1" style:family="text">
      <style:text-properties officeooo:rsid="000c58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:00 Strokes Morados + Mini Reflector</text:p>
      <text:p text:style-name="P1">2 47:307 Strokes Cyan</text:p>
      <text:p text:style-name="P2">3 49:488 Permanente Amarillo</text:p>
      <text:p text:style-name="P2">4 3.405 Permanente Blanco + Reflector Permanente</text:p>
      <text:p text:style-name="P2">4 19.061 Strokes Cyan</text:p>
      <text:p text:style-name="P2">5 1.900 Strokes Verdes</text:p>
      <text:p text:style-name="P2">5 22.096 Permanente Amarillo</text:p>
      <text:p text:style-name="P2">5 35. 979 Permanente Blanco + Reflector Permanente</text:p>
      <text:p text:style-name="P2">5 51.682 + Luz Negra + Strokes Morados – Reflector Permanente</text:p>
      <text:p text:style-name="P2">6 26.446 Permanente Cyan</text:p>
      <text:p text:style-name="P2">6 40.351 - Luz Negra + Strokes Cyan</text:p>
      <text:p text:style-name="P2">7 21.771 <text:span text:style-name="T1">+ </text:span>Reflector Permanente</text:p>
      <text:p text:style-name="P3">7 33.000 – Reflector Permanente</text:p>
      <text:p text:style-name="P3"/>
      <text:p text:style-name="P3">Quitar Mini Reflector</text:p>
      <text:p text:style-name="P3">7 36.450 Strokes Blancos</text:p>
      <text:p text:style-name="P3">8 11.657 + Reflector + Blanco Permanente</text:p>
      <text:p text:style-name="P3">8 23.372 – Reflector + Strokes Blancos</text:p>
      <text:p text:style-name="P3">8 29.207 + Reflector + Blanco Permanente</text:p>
      <text:p text:style-name="P3">8 35.067 – Reflector + Strokes Blancos</text:p>
      <text:p text:style-name="P3">8 40.922 Blanco Permanente</text:p>
      <text:p text:style-name="P3">8 46.793 + Reflector</text:p>
      <text:p text:style-name="P3">9 10.198 Rojo Permanente + Strokes Blancos</text:p>
      <text:p text:style-name="P3">9 16.040 Blanco Permanente + Reflector</text:p>
      <text:p text:style-name="P3">9 21.911 Rojo Permanente + Strokes Blancos</text:p>
      <text:p text:style-name="P3">9 27.769 Blanco Permanente</text:p>
      <text:p text:style-name="P3">9 33.613 + Reflector + Blanco Permanente</text:p>
      <text:p text:style-name="P4">9 51.165 Fast Blink Blanco</text:p>
      <text:p text:style-name="P4">10 2.851 – Reflector + Luz Negra</text:p>
      <text:p text:style-name="P4">10 14.604 - Luz Negra + Stroke Cyan</text:p>
      <text:p text:style-name="P4">10 17.506 Permanent Pink</text:p>
      <text:p text:style-name="P4">10 41.022 Permanent Blanco + Stroke Blanco</text:p>
      <text:p text:style-name="P4">11 21.900 Stroke Blanco</text:p>
      <text:p text:style-name="P4"/>
      <text:p text:style-name="P5">+ Laser</text:p>
      <text:p text:style-name="P4">11 0.000 Stroke Verde</text:p>
      <text:p text:style-name="P4">12 19.160 + Luz Negra</text:p>
      <text:p text:style-name="P4">12 23.912 Permanent Verde – Luz Negra + Stroke Blanco</text:p>
      <text:p text:style-name="P4">19 4.098 Apagar Todo</text:p>
      <text:p text:style-name="P4">19 7.705 Gradient</text:p>
      <text:p text:style-name="P4">19 27.501 Stroke Rosa</text:p>
      <text:p text:style-name="P4">19 28.142 + Luz Negra + Stroke Blanco</text:p>
      <text:p text:style-name="P4">19 47.927 – Luz Negra + Stroke Blanco</text:p>
      <text:p text:style-name="P4">19 55.581 + Luz Negra + Stroke Blanco</text:p>
      <text:p text:style-name="P5">19 57.524 – Luz Negra + Stroke Blanco</text:p>
      <text:p text:style-name="P5">20 05.157 + Luz Negra + Stroke Blanco</text:p>
      <text:p text:style-name="P5">20 17.927 Permanent Amarillo</text:p>
      <text:p text:style-name="P5">20 38.349 Stroke Amarillo</text:p>
      <text:p text:style-name="P5">20 54. 325 Stroke Roj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22:13:28.325873043</meta:creation-date>
    <dc:date>2020-01-12T16:31:52.017074202</dc:date>
    <meta:editing-duration>PT1H47M5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7" meta:word-count="260" meta:character-count="1474" meta:non-whitespace-character-count="1253"/>
  </office:meta>
</office:document-meta>
</file>